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6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width="0.152cm" svg:stroke-color="#999999" draw:fill="none" draw:textarea-horizontal-align="justify" draw:textarea-vertical-align="middle" draw:auto-grow-height="false" fo:min-height="0.793cm" fo:min-width="2.306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6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5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5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999999" draw:fill="none" draw:textarea-horizontal-align="justify" draw:textarea-vertical-align="middle" draw:auto-grow-height="false" fo:min-height="0.793cm" fo:min-width="2.305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999999" draw:fill="none" fo:min-height="7.61cm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509cm" fo:min-width="0.259cm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999999" draw:marker-end="Arrow" draw:marker-end-width="0.456cm" draw:fill="none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8.78cm" fo:min-width="6.864cm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12.03cm" fo:min-width="6.864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text-properties style:font-name="Droid Sans Mono"/>
    </style:style>
    <style:style style:name="P5" style:family="paragraph">
      <style:paragraph-properties fo:text-align="center"/>
      <style:text-properties fo:color="#999999" fo:text-shadow="none" fo:font-weight="bold"/>
    </style:style>
    <style:style style:name="T1" style:family="text">
      <style:text-properties fo:color="#999999"/>
    </style:style>
    <style:style style:name="T2" style:family="text">
      <style:text-properties style:font-name="Droid Sans Mono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58cm" svg:height="1.195cm" svg:x="6.109cm" svg:y="1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6.109cm" svg:y="2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6.109cm" svg:y="3.4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6.109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6.109cm" svg:y="6.27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9.274cm" svg:y="1.09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9.274cm" svg:y="2.291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9.274cm" svg:y="3.4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9.274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9.274cm" svg:y="6.27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57cm" svg:height="1.195cm" svg:x="12.439cm" svg:y="1.09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57cm" svg:height="1.195cm" svg:x="12.439cm" svg:y="2.291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57cm" svg:height="1.195cm" svg:x="12.439cm" svg:y="3.48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57cm" svg:height="1.195cm" svg:x="12.439cm" svg:y="4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57cm" svg:height="1.195cm" svg:x="12.439cm" svg:y="6.27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15.603cm" svg:y="1.09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15.603cm" svg:y="2.291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5.603cm" svg:y="3.485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15.603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15.603cm" svg:y="6.27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8.768cm" svg:y="1.097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8.768cm" svg:y="2.29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8.768cm" svg:y="3.485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18.768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18.768cm" svg:y="6.279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262cm" svg:height="8.012cm" svg:x="22.461cm" svg:y="8.404cm">
          <draw:text-box>
            <text:p text:style-name="P4"><text:span text:style-name="T2">int fun1()</text:span></text:p>
            <text:p text:style-name="P4"><text:span text:style-name="T2">{</text:span></text:p>
            <text:p text:style-name="P4"><text:span text:style-name="T2"><text:tab/></text:span><text:span text:style-name="T2">int a, b;</text:span></text:p>
            <text:p text:style-name="P4"><text:span text:style-name="T2"><text:tab/></text:span><text:span text:style-name="T2">fun2(a,b);</text:span></text:p>
            <text:p text:style-name="P4"><text:span text:style-name="T2">}</text:span></text:p>
            <text:p text:style-name="P4"><text:span text:style-name="T2">int fun2()</text:span></text:p>
            <text:p text:style-name="P4"><text:span text:style-name="T2">{</text:span></text:p>
            <text:p text:style-name="P4"><text:span text:style-name="T2"><text:tab/></text:span><text:span text:style-name="T2">int c;</text:span></text:p>
            <text:p text:style-name="P4"><text:span text:style-name="T2"><text:tab/></text:span><text:span text:style-name="T2">...</text:span></text:p>
            <text:p text:style-name="P4"><text:span text:style-name="T2">}</text:span></text:p>
          </draw:text-box>
        </draw:frame>
        <draw:custom-shape draw:style-name="gr8" draw:text-style-name="P1" draw:layer="layout" svg:width="1.287cm" svg:height="1.287cm" svg:x="6.99cm" svg:y="8.3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264cm" svg:y1="9.015cm" svg:x2="22.307cm" svg:y2="9.015cm">
          <text:p/>
        </draw:line>
        <draw:custom-shape draw:style-name="gr8" draw:text-style-name="P1" draw:layer="layout" svg:width="1.287cm" svg:height="1.287cm" svg:x="10.19cm" svg:y="9.78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77cm" svg:y1="10.455cm" svg:x2="22.307cm" svg:y2="10.455cm">
          <text:p/>
        </draw:line>
        <draw:custom-shape draw:style-name="gr8" draw:text-style-name="P1" draw:layer="layout" svg:width="1.287cm" svg:height="1.287cm" svg:x="13.29cm" svg:y="13.5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577cm" svg:y1="14.195cm" svg:x2="22.307cm" svg:y2="14.195cm">
          <text:p/>
        </draw:line>
        <draw:custom-shape draw:style-name="gr8" draw:text-style-name="P1" draw:layer="layout" svg:width="1.287cm" svg:height="1.287cm" svg:x="16.39cm" svg:y="15.16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677cm" svg:y1="15.835cm" svg:x2="22.307cm" svg:y2="15.835cm">
          <text:p/>
        </draw:line>
        <draw:custom-shape draw:style-name="gr10" draw:text-style-name="P1" draw:layer="layout" svg:width="7.516cm" svg:height="9.182cm" svg:x="21.276cm" svg:y="7.629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1.287cm" svg:height="1.287cm" svg:x="19.653cm" svg:y="11.36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923cm" svg:y1="12.035cm" svg:x2="22.27cm" svg:y2="12.035cm">
          <text:p/>
        </draw:line>
      </draw:page>
      <draw:page draw:name="page2" draw:style-name="dp1" draw:master-page-name="Default">
        <draw:g>
          <draw:custom-shape draw:style-name="gr1" draw:text-style-name="P1" draw:layer="layout" svg:width="2.958cm" svg:height="1.195cm" svg:x="6.07cm" svg:y="1.0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6.07cm" svg:y="2.2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6.07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6.07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6.07cm" svg:y="6.233cm">
            <text:p text:style-name="P1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958cm" svg:height="1.195cm" svg:x="9.235cm" svg:y="1.051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958cm" svg:height="1.195cm" svg:x="9.235cm" svg:y="2.245cm">
            <text:p text:style-name="P2">b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958cm" svg:height="1.195cm" svg:x="9.235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9.235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9.235cm" svg:y="6.233cm">
            <text:p text:style-name="P1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957cm" svg:height="1.195cm" svg:x="12.4cm" svg:y="1.051cm">
            <text:p text:style-name="P3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957cm" svg:height="1.195cm" svg:x="12.4cm" svg:y="2.245cm">
            <text:p text:style-name="P3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957cm" svg:height="1.195cm" svg:x="12.4cm" svg:y="3.43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57cm" svg:height="1.195cm" svg:x="12.4cm" svg:y="4.6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57cm" svg:height="1.195cm" svg:x="12.4cm" svg:y="6.233cm">
            <text:p text:style-name="P1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.958cm" svg:height="1.195cm" svg:x="15.564cm" svg:y="1.051cm">
            <text:p text:style-name="P5"><text:span text:style-name="T3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958cm" svg:height="1.195cm" svg:x="15.564cm" svg:y="2.245cm">
            <text:p text:style-name="P3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5.564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5.564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15.564cm" svg:y="6.233cm">
            <text:p text:style-name="P1">4</text:p>
            <draw:enhanced-geometry svg:viewBox="0 0 21600 21600" draw:type="rectangle" draw:enhanced-path="M 0 0 L 21600 0 21600 21600 0 21600 0 0 Z N"/>
          </draw:custom-shape>
        </draw:g>
        <draw:frame draw:style-name="gr7" draw:text-style-name="P4" draw:layer="layout" svg:width="6.262cm" svg:height="11.458cm" svg:x="22.516cm" svg:y="8.173cm">
          <draw:text-box>
            <text:p text:style-name="P4"><text:span text:style-name="T2">int fun1()</text:span></text:p>
            <text:p text:style-name="P4"><text:span text:style-name="T2">{</text:span></text:p>
            <text:p text:style-name="P4"><text:span text:style-name="T2"><text:tab/></text:span><text:span text:style-name="T2">int a, b;</text:span></text:p>
            <text:p text:style-name="P4"><text:span text:style-name="T2"><text:tab/></text:span><text:span text:style-name="T2">...</text:span></text:p>
            <text:p text:style-name="P4"><text:span text:style-name="T2">}</text:span></text:p>
            <text:p text:style-name="P4"><text:span text:style-name="T2">int fun2()</text:span></text:p>
            <text:p text:style-name="P4"><text:span text:style-name="T2">{</text:span></text:p>
            <text:p text:style-name="P4"><text:span text:style-name="T2"><text:tab/></text:span><text:span text:style-name="T2">int c;</text:span></text:p>
            <text:p text:style-name="P4"><text:span text:style-name="T2"><text:tab/></text:span><text:span text:style-name="T2">...</text:span></text:p>
            <text:p text:style-name="P4"><text:span text:style-name="T2">}</text:span></text:p>
            <text:p text:style-name="P4"><text:span text:style-name="T2">int main()</text:span></text:p>
            <text:p text:style-name="P4"><text:span text:style-name="T2">{</text:span></text:p>
            <text:p text:style-name="P4"><text:span text:style-name="T2"><text:tab/></text:span><text:span text:style-name="T2">fun1();</text:span></text:p>
            <text:p text:style-name="P4"><text:span text:style-name="T2"><text:tab/></text:span><text:span text:style-name="T2">fun2();</text:span></text:p>
            <text:p text:style-name="P4"><text:span text:style-name="T2">}</text:span></text:p>
          </draw:text-box>
        </draw:frame>
        <draw:custom-shape draw:style-name="gr8" draw:text-style-name="P1" draw:layer="layout" svg:width="1.287cm" svg:height="1.287cm" svg:x="6.951cm" svg:y="15.5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207cm" svg:y1="16.207cm" svg:x2="22.307cm" svg:y2="16.207cm">
          <text:p/>
        </draw:line>
        <draw:custom-shape draw:style-name="gr8" draw:text-style-name="P1" draw:layer="layout" svg:width="1.287cm" svg:height="1.287cm" svg:x="10.151cm" svg:y="9.57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83cm" svg:y1="10.247cm" svg:x2="22.307cm" svg:y2="10.247cm">
          <text:p/>
        </draw:line>
        <draw:custom-shape draw:style-name="gr8" draw:text-style-name="P1" draw:layer="layout" svg:width="1.287cm" svg:height="1.287cm" svg:x="16.451cm" svg:y="13.25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789cm" svg:y1="13.927cm" svg:x2="22.307cm" svg:y2="13.927cm">
          <text:p/>
        </draw:line>
        <draw:custom-shape draw:style-name="gr8" draw:text-style-name="P1" draw:layer="layout" svg:width="1.287cm" svg:height="1.287cm" svg:x="13.351cm" svg:y="10.9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633cm" svg:y1="11.667cm" svg:x2="22.307cm" svg:y2="11.667cm">
          <text:p/>
        </draw:line>
        <draw:custom-shape draw:style-name="gr11" draw:text-style-name="P1" draw:layer="layout" svg:width="7.516cm" svg:height="12.432cm" svg:x="21.275cm" svg:y="7.629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1.287cm" svg:height="1.287cm" svg:x="19.612cm" svg:y="14.7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96cm" svg:y1="15.427cm" svg:x2="22.307cm" svg:y2="15.427cm">
          <text:p/>
        </draw:line>
        <draw:g>
          <draw:custom-shape draw:style-name="gr3" draw:text-style-name="P3" draw:layer="layout" svg:width="2.958cm" svg:height="1.195cm" svg:x="18.764cm" svg:y="1.051cm">
            <text:p text:style-name="P3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958cm" svg:height="1.195cm" svg:x="18.764cm" svg:y="2.245cm">
            <text:p text:style-name="P3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8.764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8.764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18.764cm" svg:y="6.233cm">
            <text:p text:style-name="P1">5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2-11T13:25:47.362986183</meta:creation-date>
    <dc:date>2014-12-11T16:10:36.517904894</dc:date>
    <dc:creator>Eduardo Grosclaude</dc:creator>
    <meta:editing-duration>PT1H58M52S</meta:editing-duration>
    <meta:editing-cycles>7</meta:editing-cycles>
    <meta:generator>LibreOffice/4.3.4.1$Linux_x86 LibreOffice_project/bc356b2f991740509f321d70e4512a6a54c5f243</meta:generator>
    <meta:document-statistic meta:object-count="79"/>
  </office:meta>
</office:document-meta>
</file>